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7.6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2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8" style:family="table-cell" style:parent-style-name="Wartość_20_tabeli_20_przestawnej" style:data-style-name="N10000"/>
    <style:style style:name="ce2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1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2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3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6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7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9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Default">
      <style:table-cell-properties fo:border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2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Średnia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23.4787878787879" calcext:value-type="float">
            <text:p>23,4787878787879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number-columns-repeated="4" table:default-cell-style-name="ce28"/>
        <table:table-column table:style-name="co11" table:default-cell-style-name="ce32"/>
        <table:table-column table:style-name="co11" table:default-cell-style-name="ce38"/>
        <table:table-row table:style-name="ro2">
          <table:table-cell table:style-name="ce16" office:value-type="string" calcext:value-type="string">
            <text:p>Zlicz - Przyjęty do klasy</text:p>
          </table:table-cell>
          <table:table-cell table:style-name="ce18" office:value-type="string" calcext:value-type="string">
            <text:p>Dane</text:p>
          </table:table-cell>
          <table:table-cell table:style-name="ce25" table:number-columns-repeated="5"/>
          <table:table-cell table:style-name="ce35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1A</text:p>
          </table:table-cell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1F</text:p>
          </table:table-cell>
          <table:table-cell table:style-name="ce36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7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34" office:value-type="float" office:value="27" calcext:value-type="float">
            <text:p>27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Pole_20_tabeli_20_przestawnej" office:value-type="string" calcext:value-type="string">
            <text:p>Płeć</text:p>
          </table:table-cell>
          <table:table-cell table:style-name="ce40" office:value-type="string" calcext:value-type="string">
            <text:p>- wszystko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3874" calcext:value-type="float">
            <text:p>3874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1:'Tabela przestawna_Uczniowie_1'.B14" table:buttons="'Tabela przestawna_Uczniowie_1'.A1 'Tabela przestawna_Uczniowie_1'.A3" table:show-filter-button="false" table:drill-down-on-double-click="false">
          <table:source-cell-range table:cell-range-address="Uczniowie.A1:Uczniowie.I166"/>
          <table:data-pilot-field table:source-field-name="Płeć" table:orientation="page" table:used-hierarchy="0" table:function="auto" loext:ignore-selected-page="true" table:selected-page="K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B12" table:buttons="'Tabela przestawna_Uczniowie_3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9:12.52343053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3:07.370353650</dc:date>
    <meta:generator>LibreOffice/5.4.2.2$Linux_X86_64 LibreOffice_project/40m0$Build-2</meta:generator>
    <meta:editing-duration>PT31M8S</meta:editing-duration>
    <meta:editing-cycles>5</meta:editing-cycles>
    <meta:document-statistic meta:table-count="4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